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rsid="001f181b" officeooo:paragraph-rsid="00195a37"/>
    </style:style>
    <style:style style:name="P4" style:family="paragraph" style:parent-style-name="Standard">
      <style:text-properties officeooo:rsid="003b1afc" officeooo:paragraph-rsid="00195a37"/>
    </style:style>
    <style:style style:name="P5" style:family="paragraph" style:parent-style-name="Standard">
      <style:text-properties officeooo:rsid="001e2471" officeooo:paragraph-rsid="001b08e1"/>
    </style:style>
    <style:style style:name="P6" style:family="paragraph" style:parent-style-name="Standard">
      <style:text-properties officeooo:rsid="00495643" officeooo:paragraph-rsid="001a3150"/>
    </style:style>
    <style:style style:name="P7" style:family="paragraph" style:parent-style-name="Standard">
      <style:text-properties officeooo:rsid="001c537a" officeooo:paragraph-rsid="001b08e1"/>
    </style:style>
    <style:style style:name="P8" style:family="paragraph" style:parent-style-name="Standard">
      <style:text-properties officeooo:rsid="005e6c1a" officeooo:paragraph-rsid="001b08e1"/>
    </style:style>
    <style:style style:name="P9" style:family="paragraph" style:parent-style-name="Standard">
      <style:text-properties fo:font-weight="bold" officeooo:rsid="00185566" officeooo:paragraph-rsid="001b9baa" style:font-weight-asian="bold" style:font-weight-complex="bold"/>
    </style:style>
    <style:style style:name="P10" style:family="paragraph" style:parent-style-name="Standard">
      <style:text-properties officeooo:paragraph-rsid="001b08e1"/>
    </style:style>
    <style:style style:name="P11" style:family="paragraph" style:parent-style-name="Standard">
      <style:text-properties officeooo:paragraph-rsid="001b9baa"/>
    </style:style>
    <style:style style:name="P12" style:family="paragraph" style:parent-style-name="Text_20_body">
      <style:text-properties officeooo:paragraph-rsid="00195a37"/>
    </style:style>
    <style:style style:name="P13" style:family="paragraph" style:parent-style-name="Text_20_body">
      <style:text-properties officeooo:rsid="001d1196" officeooo:paragraph-rsid="001d1196"/>
    </style:style>
    <style:style style:name="P14" style:family="paragraph" style:parent-style-name="Heading_20_1">
      <style:paragraph-properties fo:break-before="page"/>
      <style:text-properties officeooo:rsid="003747b4" officeooo:paragraph-rsid="001b9baa"/>
    </style:style>
    <style:style style:name="P15" style:family="paragraph" style:parent-style-name="Heading_20_1">
      <style:text-properties officeooo:rsid="001d1196" officeooo:paragraph-rsid="001d1196"/>
    </style:style>
    <style:style style:name="P16" style:family="paragraph" style:parent-style-name="Heading_20_1">
      <style:text-properties officeooo:paragraph-rsid="00195a37"/>
    </style:style>
    <style:style style:name="P17" style:family="paragraph" style:parent-style-name="Heading_20_2">
      <style:paragraph-properties fo:break-before="page"/>
      <style:text-properties officeooo:paragraph-rsid="001a3150"/>
    </style:style>
    <style:style style:name="P18" style:family="paragraph" style:parent-style-name="Heading_20_2">
      <style:text-properties officeooo:paragraph-rsid="001b08e1"/>
    </style:style>
    <style:style style:name="P19" style:family="paragraph" style:parent-style-name="Standard" style:list-style-name="L1">
      <style:text-properties officeooo:paragraph-rsid="001d1196"/>
    </style:style>
    <style:style style:name="P20" style:family="paragraph" style:parent-style-name="Standard" style:list-style-name="L1">
      <style:text-properties officeooo:rsid="001f181b" officeooo:paragraph-rsid="00195a37"/>
    </style:style>
    <style:style style:name="P21" style:family="paragraph" style:parent-style-name="Standard" style:list-style-name="L1">
      <style:text-properties officeooo:rsid="001f181b" officeooo:paragraph-rsid="002173d0"/>
    </style:style>
    <style:style style:name="P22" style:family="paragraph" style:parent-style-name="Standard" style:list-style-name="L3">
      <style:text-properties officeooo:rsid="001f181b" officeooo:paragraph-rsid="00195a37"/>
    </style:style>
    <style:style style:name="P23" style:family="paragraph" style:parent-style-name="Standard" style:list-style-name="L4">
      <style:text-properties officeooo:rsid="001f181b" officeooo:paragraph-rsid="00195a37"/>
    </style:style>
    <style:style style:name="P24" style:family="paragraph" style:parent-style-name="Standard">
      <style:text-properties officeooo:rsid="001f181b" officeooo:paragraph-rsid="00195a37"/>
    </style:style>
    <style:style style:name="P25" style:family="paragraph" style:parent-style-name="Standard" style:list-style-name="L1">
      <style:text-properties officeooo:rsid="001ffe66" officeooo:paragraph-rsid="0029902d"/>
    </style:style>
    <style:style style:name="P26" style:family="paragraph" style:parent-style-name="Standard" style:list-style-name="L4">
      <style:text-properties officeooo:paragraph-rsid="00195a37"/>
    </style:style>
    <style:style style:name="P27" style:family="paragraph" style:parent-style-name="Standard" style:list-style-name="L4">
      <style:text-properties officeooo:rsid="002ae5d7" officeooo:paragraph-rsid="00195a37"/>
    </style:style>
    <style:style style:name="P28" style:family="paragraph" style:parent-style-name="Standard" style:list-style-name="L4">
      <style:text-properties officeooo:rsid="002e2473" officeooo:paragraph-rsid="00195a37"/>
    </style:style>
    <style:style style:name="P29" style:family="paragraph" style:parent-style-name="Standard" style:list-style-name="L5">
      <style:text-properties officeooo:rsid="001c537a" officeooo:paragraph-rsid="001a3150"/>
    </style:style>
    <style:style style:name="P30" style:family="paragraph" style:parent-style-name="Standard" style:list-style-name="L5">
      <style:text-properties officeooo:rsid="001c91b0" officeooo:paragraph-rsid="001a3150"/>
    </style:style>
    <style:style style:name="P31" style:family="paragraph" style:parent-style-name="Standard" style:list-style-name="L5">
      <style:text-properties officeooo:rsid="004ad127" officeooo:paragraph-rsid="001a3150"/>
    </style:style>
    <style:style style:name="P32" style:family="paragraph" style:parent-style-name="Standard" style:list-style-name="L5">
      <style:text-properties officeooo:rsid="004bd9f0" officeooo:paragraph-rsid="001a3150"/>
    </style:style>
    <style:style style:name="P33" style:family="paragraph" style:parent-style-name="Standard" style:list-style-name="L6">
      <style:text-properties officeooo:rsid="001e2471" officeooo:paragraph-rsid="001b08e1"/>
    </style:style>
    <style:style style:name="P34" style:family="paragraph" style:parent-style-name="Standard" style:list-style-name="L6">
      <style:text-properties officeooo:rsid="005e6c1a" officeooo:paragraph-rsid="001b08e1"/>
    </style:style>
    <style:style style:name="P35" style:family="paragraph" style:parent-style-name="Standard" style:list-style-name="L6">
      <style:text-properties officeooo:rsid="004a0dc3" officeooo:paragraph-rsid="001b08e1"/>
    </style:style>
    <style:style style:name="P36" style:family="paragraph" style:parent-style-name="Standard" style:list-style-name="L1">
      <style:text-properties officeooo:rsid="0029902d" officeooo:paragraph-rsid="0029902d"/>
    </style:style>
    <style:style style:name="P37" style:family="paragraph" style:parent-style-name="Standard">
      <style:text-properties officeooo:paragraph-rsid="00195a37"/>
    </style:style>
    <style:style style:name="P38" style:family="paragraph" style:parent-style-name="Text_20_body" style:list-style-name="L2">
      <style:text-properties officeooo:paragraph-rsid="002173d0"/>
    </style:style>
    <style:style style:name="P39" style:family="paragraph" style:parent-style-name="Text_20_body" style:list-style-name="L2">
      <style:text-properties officeooo:rsid="002173d0" officeooo:paragraph-rsid="002173d0"/>
    </style:style>
    <style:style style:name="P40" style:family="paragraph" style:parent-style-name="Text_20_body" style:list-style-name="L2">
      <style:text-properties style:text-line-through-style="none" style:text-line-through-type="none" officeooo:paragraph-rsid="002173d0"/>
    </style:style>
    <style:style style:name="P41" style:family="paragraph" style:parent-style-name="Text_20_body" style:list-style-name="L2">
      <style:text-properties style:text-line-through-style="none" style:text-line-through-type="none" officeooo:rsid="0029902d" officeooo:paragraph-rsid="0029902d"/>
    </style:style>
    <style:style style:name="T1" style:family="text">
      <style:text-properties officeooo:rsid="0038feb4"/>
    </style:style>
    <style:style style:name="T2" style:family="text">
      <style:text-properties officeooo:rsid="003190c1"/>
    </style:style>
    <style:style style:name="T3" style:family="text">
      <style:text-properties officeooo:rsid="002c731d"/>
    </style:style>
    <style:style style:name="T4" style:family="text">
      <style:text-properties officeooo:rsid="0061b6e8"/>
    </style:style>
    <style:style style:name="T5" style:family="text">
      <style:text-properties officeooo:rsid="003b5090"/>
    </style:style>
    <style:style style:name="T6" style:family="text">
      <style:text-properties officeooo:rsid="005e6c1a"/>
    </style:style>
    <style:style style:name="T7" style:family="text">
      <style:text-properties officeooo:rsid="004a0dc3"/>
    </style:style>
    <style:style style:name="T8" style:family="text">
      <style:text-properties fo:font-weight="normal" officeooo:rsid="003747b4" style:font-weight-asian="normal" style:font-weight-complex="normal"/>
    </style:style>
    <style:style style:name="T9" style:family="text">
      <style:text-properties fo:font-weight="normal" officeooo:rsid="0026bae1" style:font-weight-asian="normal" style:font-weight-complex="normal"/>
    </style:style>
    <style:style style:name="T10" style:family="text">
      <style:text-properties fo:font-weight="normal" officeooo:rsid="005903d3" style:font-weight-asian="normal" style:font-weight-complex="normal"/>
    </style:style>
    <style:style style:name="T11" style:family="text">
      <style:text-properties fo:font-weight="normal" officeooo:rsid="001d1196" style:font-weight-asian="normal" style:font-weight-complex="normal"/>
    </style:style>
    <style:style style:name="T12" style:family="text">
      <style:text-properties fo:font-weight="normal" officeooo:rsid="001e2471" style:font-weight-asian="normal" style:font-weight-complex="normal"/>
    </style:style>
    <style:style style:name="T13" style:family="text">
      <style:text-properties fo:font-weight="normal" officeooo:rsid="0029902d" style:font-weight-asian="normal" style:font-weight-complex="normal"/>
    </style:style>
    <style:style style:name="T14" style:family="text">
      <style:text-properties officeooo:rsid="001c4e96"/>
    </style:style>
    <style:style style:name="T15" style:family="text">
      <style:text-properties officeooo:rsid="001d1196"/>
    </style:style>
    <style:style style:name="T16" style:family="text">
      <style:text-properties officeooo:rsid="001e00bb"/>
    </style:style>
    <style:style style:name="T17" style:family="text">
      <style:text-properties officeooo:rsid="002173d0"/>
    </style:style>
    <style:style style:name="T18" style:family="text">
      <style:text-properties officeooo:rsid="001e2471"/>
    </style:style>
    <style:style style:name="T19" style:family="text">
      <style:text-properties officeooo:rsid="0024c5b3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ffe66" style:font-weight-asian="bold" style:font-weight-complex="bold"/>
    </style:style>
    <style:style style:name="T22" style:family="text">
      <style:text-properties fo:font-weight="bold" officeooo:rsid="001d1196" style:font-weight-asian="bold" style:font-weight-complex="bold"/>
    </style:style>
    <style:style style:name="T23" style:family="text">
      <style:text-properties fo:font-weight="bold" officeooo:rsid="001e2471" style:font-weight-asian="bold" style:font-weight-complex="bold"/>
    </style:style>
    <style:style style:name="T24" style:family="text">
      <style:text-properties fo:font-weight="bold" officeooo:rsid="0029902d" style:font-weight-asian="bold" style:font-weight-complex="bold"/>
    </style:style>
    <style:style style:name="T25" style:family="text">
      <style:text-properties officeooo:rsid="0029902d"/>
    </style:style>
    <style:style style:name="T26" style:family="text">
      <style:text-properties officeooo:rsid="001ffe66"/>
    </style:style>
    <style:style style:name="T27" style:family="text">
      <style:text-properties officeooo:rsid="001f181b"/>
    </style:style>
    <style:style style:name="T28" style:family="text">
      <style:text-properties fo:language="de" fo:country="D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99cm" fo:text-indent="-0.635cm" fo:margin-left="1.79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1"><text:a xlink:type="simple" xlink:href="#__RefHeading___Toc3985_3888585251" text:style-name="Index_20_Link" text:visited-style-name="Index_20_Link">Allgemein<text:tab/>2</text:a></text:p>
          <text:p text:style-name="P1"><text:a xlink:type="simple" xlink:href="#__RefHeading___Toc3987_3888585251" text:style-name="Index_20_Link" text:visited-style-name="Index_20_Link">Definition<text:tab/>2</text:a></text:p>
          <text:p text:style-name="P1"><text:a xlink:type="simple" xlink:href="#__RefHeading___Toc3989_3888585251" text:style-name="Index_20_Link" text:visited-style-name="Index_20_Link">Technische Umsetzung<text:tab/>2</text:a></text:p>
          <text:p text:style-name="P1"><text:a xlink:type="simple" xlink:href="#__RefHeading___Toc3991_3888585251" text:style-name="Index_20_Link" text:visited-style-name="Index_20_Link">Sperren einer Blockfahrt<text:tab/>2</text:a></text:p>
          <text:p text:style-name="P2"><text:a xlink:type="simple" xlink:href="#__RefHeading___Toc1949_1907822642" text:style-name="Index_20_Link" text:visited-style-name="Index_20_Link">Physikalischer Aufbau eines Block<text:tab/>4</text:a></text:p>
          <text:p text:style-name="P2"><text:a xlink:type="simple" xlink:href="#__RefHeading___Toc1951_1907822642" text:style-name="Index_20_Link" text:visited-style-name="Index_20_Link">Block<text:tab/>4</text:a></text:p>
        </text:index-body>
      </text:table-of-content>
      <text:p text:style-name="Standard"/>
      <text:h text:style-name="P14" text:outline-level="1"><text:bookmark-start text:name="__RefHeading___Toc3985_3888585251"/>Allgemein<text:bookmark-end text:name="__RefHeading___Toc3985_3888585251"/></text:h>
      <text:p text:style-name="P9"/>
      <text:p text:style-name="P11"><text:span text:style-name="T8">D</text:span><text:span text:style-name="T9">iese Dokument beschreibt d</text:span><text:span text:style-name="T8">en prinzipiellen Ablauf einer automatischen Zugsteuerung mittels</text:span><text:span text:style-name="T9"> </text:span><text:span text:style-name="T11">Blocksystem</text:span><text:span text:style-name="T10">.</text:span></text:p>
      <text:h text:style-name="P15" text:outline-level="1"><text:bookmark-start text:name="__RefHeading___Toc3987_3888585251"/>Definition<text:bookmark-end text:name="__RefHeading___Toc3987_3888585251"/></text:h>
      <text:p text:style-name="P13">Jeder Block</text:p>
      <text:list text:style-name="L1">
        <text:list-item>
          <text:p text:style-name="P20">hat eine aktuelle Fahrtrichtung: Von „in“ nach „out“ oder von „out“ nach „in“</text:p>
        </text:list-item>
        <text:list-item>
          <text:p text:style-name="P19"><text:span text:style-name="T6">kann durch maximal einen Zug belegt </text:span><text:span text:style-name="T15">sein</text:span><text:span text:style-name="T6">.</text:span></text:p>
        </text:list-item>
        <text:list-item>
          <text:p text:style-name="P25">gilt als </text:p>
          <text:list>
            <text:list-item>
              <text:p text:style-name="P25"><text:span text:style-name="T20">blockiert</text:span> <text:tab/>wenn sich ein Zug im Block befindet </text:p>
            </text:list-item>
            <text:list-item>
              <text:p text:style-name="P36"><text:span text:style-name="T20">reserviert</text:span> <text:tab/>wenn der Block frei ist aber ein Zug in den Block einfahren möchte.</text:p>
            </text:list-item>
            <text:list-item>
              <text:p text:style-name="P36"><text:span text:style-name="T21">frei</text:span><text:span text:style-name="T26"> <text:tab/><text:tab/>wenn sich kein Zug im Block befindet</text:span></text:p>
            </text:list-item>
          </text:list>
        </text:list-item>
        <text:list-item>
          <text:p text:style-name="P36">Züge dürfen nur in reservierte Blöcke einfahren.</text:p>
        </text:list-item>
        <text:list-item>
          <text:p text:style-name="P21">kann entweder eine oder zwei Fahrtrichtungen annehmen z.B. </text:p>
          <text:list>
            <text:list-item>
              <text:p text:style-name="P21">bei eingleisiger Strecke</text:p>
            </text:list-item>
            <text:list-item>
              <text:p text:style-name="P21"><text:span text:style-name="T17">für </text:span><text:span text:style-name="T1">fliegende Überholung</text:span></text:p>
            </text:list-item>
            <text:list-item>
              <text:p text:style-name="P21"><text:span text:style-name="T1">Bahnhof</text:span><text:span text:style-name="T17">sgleis mit</text:span> 2 Fahrtrichtungen </text:p>
            </text:list-item>
          </text:list>
        </text:list-item>
      </text:list>
      <text:p text:style-name="P12"/>
      <text:h text:style-name="P15" text:outline-level="1"><text:bookmark-start text:name="__RefHeading___Toc3989_3888585251"/>Technische Umsetzung<text:bookmark-end text:name="__RefHeading___Toc3989_3888585251"/></text:h>
      <text:list text:style-name="L2">
        <text:list-item>
          <text:p text:style-name="P38"><text:span text:style-name="T15">Jeder Block beinhaltet ein </text:span><text:span text:style-name="T22">Schaltgleis</text:span><text:span text:style-name="T15"> </text:span><text:span text:style-name="T25">(Auslösung durch Schleifer) </text:span><text:span text:style-name="T15">mit ausreichender Bremsstrecke vor dem Signal (Braketrigger-Contact). Beim Auslösen wird, wenn der voraus liegende Block belegt ist, durch den Computer der Zug auf </text:span><text:span text:style-name="T16">Halt (</text:span><text:span text:style-name="T15">Fahrstufe 0</text:span><text:span text:style-name="T16">)</text:span><text:span text:style-name="T15"> gesetzt.</text:span></text:p>
        </text:list-item>
        <text:list-item>
          <text:p text:style-name="P40"><text:span text:style-name="T18">Um sicher zu gehen, dass ein Zug </text:span><text:span text:style-name="T14">v</text:span><text:span text:style-name="T18">ollständig in einem Block eingefahren ist, befindet sich </text:span><text:span text:style-name="T15">unmittelbar </text:span><text:span text:style-name="T18">vor jedem Signal ein </text:span><text:span text:style-name="T23">Kontaktgleis</text:span><text:span text:style-name="T12"> </text:span><text:span text:style-name="T13">(Auslösung durch Radsatz)</text:span><text:span text:style-name="T18">. </text:span>Erst wenn <text:span text:style-name="T15">der </text:span>Kontakt geschlossen <text:span text:style-name="T15">ist</text:span> kann davon ausgegangen werden, das der Zug vollständig im Block eingefahren ist. </text:p>
        </text:list-item>
        <text:list-item>
          <text:p text:style-name="P41">Blöcke, die beidseitig befahren werden können benötigen 2 Kontaktgleise.</text:p>
        </text:list-item>
        <text:list-item>
          <text:p text:style-name="P41"><text:span text:style-name="T28">Achtung: Bei 2 Kontaktgleisen ist eines je nach Fahrtrichtung zu ignorieren</text:span></text:p>
        </text:list-item>
        <text:list-item>
          <text:p text:style-name="P39">Jeder Block ist mindestens 2700mm lang</text:p>
        </text:list-item>
      </text:list>
      <text:h text:style-name="P16" text:outline-level="1"/>
      <text:h text:style-name="Heading_20_1" text:outline-level="1"><text:bookmark-start text:name="__RefHeading___Toc3991_3888585251"/>Sperren einer Blockfahrt<text:bookmark-end text:name="__RefHeading___Toc3991_3888585251"/></text:h>
      <text:p text:style-name="P37"><text:span text:style-name="T27"><text:s/></text:span></text:p>
      <text:p text:style-name="P3">Wenn Kontakt eines Blocks belegt:</text:p>
      <text:list text:style-name="L3">
        <text:list-item>
          <text:p text:style-name="P22">Signal auf rot schalten</text:p>
        </text:list-item>
        <text:list-item>
          <text:p text:style-name="P22">Zug-Id im Block setzen</text:p>
        </text:list-item>
      </text:list>
      <text:p text:style-name="P3"><text:s/></text:p>
      <text:p text:style-name="P3">Wenn Kontakt eines Blocks wieder frei:</text:p>
      <text:list text:style-name="L4">
        <text:list-item>
          <text:p text:style-name="P23">Zug-Id aus Block löschen</text:p>
        </text:list-item>
        <text:list-item>
          <text:p text:style-name="P27"><text:soft-page-break/><text:span text:style-name="T2">ggf. </text:span>BrakeVector im moba-connector mit Lok-Adresse des vorherigen Blocks belegen</text:p>
        </text:list-item>
        <text:list-item>
          <text:p text:style-name="P23">Signal </text:p>
          <text:list>
            <text:list-item>
              <text:p text:style-name="P23">grün schalten wenn keine Weiche folgt oder Weiche gerade aus führt</text:p>
            </text:list-item>
            <text:list-item>
              <text:p text:style-name="P28">grün-gelb schalten wenn folgende Weiche auf Abzweig</text:p>
            </text:list-item>
          </text:list>
        </text:list-item>
        <text:list-item>
          <text:p text:style-name="P23"><text:span text:style-name="T3">ggf. </text:span>Zug <text:span text:style-name="T3">aus vorherigen</text:span> beschleunigen</text:p>
          <text:p text:style-name="P26"/>
        </text:list-item>
      </text:list>
      <text:p text:style-name="P3"/>
      <text:p text:style-name="P3"/>
      <text:p text:style-name="P4">Start</text:p>
      <text:p text:style-name="P4"><text:tab/>alle Züge stehen still</text:p>
      <text:p text:style-name="P4"/>
      <text:p text:style-name="P4">Alle Blöcke durch iterieren</text:p>
      <text:p text:style-name="P4"><text:tab/>Befindet sich ein Zug im Block?</text:p>
      <text:p text:style-name="P4"><text:tab/><text:tab/>Sind Nachfolgende Blöcke frei?</text:p>
      <text:p text:style-name="P4"/>
      <text:h text:style-name="P17" text:outline-level="2"><text:bookmark-start text:name="__RefHeading___Toc1949_1907822642"/><text:span text:style-name="T4">Physikalischer Aufbau eines </text:span>Block<text:bookmark-end text:name="__RefHeading___Toc1949_1907822642"/></text:h>
      <text:p text:style-name="P6">Ein Block muss folgendes <text:span text:style-name="T19">a</text:span>ufweisen:</text:p>
      <text:list text:style-name="L5">
        <text:list-item>
          <text:p text:style-name="P29">eine Rückmeldung, die angibt, ob sich ein Zug im Block befindet. <text:span text:style-name="T5">(Entweder durch Rückmeldung über Masse oder mittels Stromfühler → Spannungsabfall über niederohmigen Widerstand)</text:span></text:p>
        </text:list-item>
        <text:list-item>
          <text:p text:style-name="P30">einen Kontakt, der Auslöst, sobald ein Zug drüberfährt. Dieser veranlasst ggf. das Abbremsen des Zuges wenn der darauffolgende Block belegt ist. <text:span text:style-name="T5">(Entweder durch Schaltgleis, Stromfühler oder Reedkontakt).</text:span> <text:span text:style-name="T5">Der Abstand des Kontakts zum nächsten Signal ist so zu wählen das der Zug mit dem längsten Bremsweg bei voller Fahrt vor dem rot zeigenden Signal rechtzeitig zum stehen kommt.</text:span></text:p>
        </text:list-item>
        <text:list-item>
          <text:p text:style-name="P31">Mindestlänge von 2m</text:p>
        </text:list-item>
        <text:list-item>
          <text:p text:style-name="P32">Eigene Stromeinspeisung.</text:p>
        </text:list-item>
      </text:list>
      <text:h text:style-name="P18" text:outline-level="2"><text:bookmark-start text:name="__RefHeading___Toc1951_1907822642"/>Block<text:bookmark-end text:name="__RefHeading___Toc1951_1907822642"/></text:h>
      <text:p text:style-name="P7">Jeder Block beinhaltet: </text:p>
      <text:list text:style-name="L6">
        <text:list-item>
          <text:p text:style-name="P33">einen vorhergehenden und einen nachfolgenden Block. Außer der Block endet mit einem Prellbock. Vorhergehender und nachfolgender Block können ggf. <text:span text:style-name="T6">durch Weichen und </text:span><text:s/><text:span text:style-name="T6">deren S</text:span>tellung <text:span text:style-name="T5">variieren.</text:span></text:p>
        </text:list-item>
        <text:list-item>
          <text:p text:style-name="P33">Ein Signal <text:span text:style-name="T7">je Fahrtrichtung</text:span> welches <text:span text:style-name="T5">angibt, ob der nachfolgende Block frei oder belegt ist</text:span>.</text:p>
        </text:list-item>
        <text:list-item>
          <text:p text:style-name="P34">Eine Zugnummernanzeige</text:p>
          <text:p text:style-name="P35"/>
        </text:list-item>
      </text:list>
      <text:p text:style-name="P8"/>
      <text:p text:style-name="P5"/>
      <text:p text:style-name="P5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9T22:38:15.672253658</meta:creation-date>
    <meta:generator>LibreOffice/24.2.7.2$Linux_X86_64 LibreOffice_project/420$Build-2</meta:generator>
    <dc:date>2025-05-01T21:26:31.249868680</dc:date>
    <meta:editing-duration>PT20H25M27S</meta:editing-duration>
    <meta:editing-cycles>16</meta:editing-cycles>
    <meta:document-statistic meta:table-count="0" meta:image-count="0" meta:object-count="0" meta:page-count="4" meta:paragraph-count="59" meta:word-count="468" meta:character-count="3062" meta:non-whitespace-character-count="2664"/>
  </office:meta>
</office:document-meta>
</file>